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8.384cm"/>
    </style:style>
    <style:style style:name="co3" style:family="table-column">
      <style:table-column-properties fo:break-before="auto" style:column-width="4.9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888cm" fo:break-before="auto" style:use-optimal-row-height="true"/>
    </style:style>
    <style:style style:name="ro3" style:family="table-row">
      <style:table-row-properties style:row-height="3.67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b Buttons</text:p>
          </table:table-cell>
          <table:table-cell office:value-type="string" calcext:value-type="string">
            <text:p>User Inpu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fault</text:p>
          </table:table-cell>
          <table:table-cell table:style-name="ce7" office:value-type="string" calcext:value-type="string">
            <text:p>May HPE provide you with personalized communications by email about HPE and select HPE-partner products, services, offers and events?</text:p>
            <text:p>For more information on how HPE manages, uses and protects your information please refer to HPE Privacy Statement link below. </text:p>
            <text:p>You can always withdraw or modify your consent to receive marketing communication from HPE.</text:p>
            <text:p>This can be done by using the opt-out and preference mechanism at the bottom of our email marketing communication or by following this link below.</text:p>
          </table:table-cell>
          <table:table-cell table:style-name="ce8" office:value-type="string" calcext:value-type="string">
            <text:p>Yes, I Accept.</text:p>
            <text:p>No, Not now.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Yes, I Accept.</text:p>
          </table:table-cell>
          <table:table-cell table:style-name="ce8" office:value-type="string" calcext:value-type="string">
            <text:p>Searching for a new product? I can help you get in touch with HPE! </text:p>
          </table:table-cell>
          <table:table-cell table:style-name="ce2" office:value-type="string" calcext:value-type="string">
            <text:p>Yes, I'd like to chat with someone.</text:p>
            <text:p>I'd like to learn more about HPE's products and services.</text:p>
            <text:p>How can I self-configure and get a quote?</text:p>
            <text:p>I’m an HPE Partner needing support.</text:p>
            <text:p>I need technical support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Yes, I'd like to chat with someone. </text:p>
          </table:table-cell>
          <table:table-cell table:style-name="ce2" office:value-type="string" calcext:value-type="string">
            <text:p>Great, I can help you with that!</text:p>
            <text:p>To make sure I'm pointing you to the right team, what did you want to discuss today?</text:p>
          </table:table-cell>
          <table:table-cell table:style-name="ce8" office:value-type="string" calcext:value-type="string">
            <text:p>I'm looking to purchase. 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>
            <text:p>I'm looking to purchase. </text:p>
          </table:table-cell>
          <table:table-cell table:style-name="ce8" office:value-type="string" calcext:value-type="string">
            <text:p>To make sure I'm connecting you to the right team, can you please provide your email address? </text:p>
          </table:table-cell>
          <table:table-cell/>
          <table:table-cell office:value-type="string" calcext:value-type="string">
            <text:p>User-email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ser-email</text:p>
          </table:table-cell>
          <table:table-cell table:style-name="ce8" office:value-type="string" calcext:value-type="string">
            <text:p>Got it! Thanks for entering your email address.</text:p>
            <text:p>What is your company name?</text:p>
          </table:table-cell>
          <table:table-cell/>
          <table:table-cell office:value-type="string" calcext:value-type="string">
            <text:p>User-comp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-company</text:p>
          </table:table-cell>
          <table:table-cell office:value-type="string" calcext:value-type="string">
            <text:p>Please provide your name before the connection.</text:p>
          </table:table-cell>
          <table:table-cell/>
          <table:table-cell office:value-type="string" calcext:value-type="string">
            <text:p>User-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-name</text:p>
          </table:table-cell>
          <table:table-cell table:style-name="ce8" office:value-type="string" calcext:value-type="string">
            <text:p>Connecting you to a team member now!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style-name="ce8" office:value-type="string" calcext:value-type="string">
            <text:p>I'd like to learn more about HPE's products and services. </text:p>
          </table:table-cell>
          <table:table-cell office:value-type="string" calcext:value-type="string">
            <text:p>Happy to tell you more!</text:p>
            <text:p>Which type of product are you interested in?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09:53:10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1:16:31.973000000</meta:creation-date>
    <dc:date>2021-10-08T09:54:58.075000000</dc:date>
    <meta:editing-duration>PT6H23M38S</meta:editing-duration>
    <meta:editing-cycles>5</meta:editing-cycles>
    <meta:generator>LibreOffice/7.1.5.2$Windows_X86_64 LibreOffice_project/85f04e9f809797b8199d13c421bd8a2b025d52b5</meta:generator>
    <meta:document-statistic meta:table-count="1" meta:cell-count="26" meta:object-count="0"/>
  </office:meta>
</office:document-meta>
</file>